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4965in" style:rel-width="100%" fo:margin-left="0in" table:align="left"/>
    </style:style>
    <style:style style:name="Таблица1.A" style:family="table-column">
      <style:table-column-properties style:column-width="2.8667in" style:rel-column-width="4128*"/>
    </style:style>
    <style:style style:name="Таблица1.B" style:family="table-column">
      <style:table-column-properties style:column-width="1.7201in" style:rel-column-width="2477*"/>
    </style:style>
    <style:style style:name="Таблица1.C" style:family="table-column">
      <style:table-column-properties style:column-width="1.9097in" style:rel-column-width="2750*"/>
    </style:style>
    <style:style style:name="Таблица1.1" style:family="table-row">
      <style:table-row-properties style:min-row-height="0.4264in" style:use-optimal-row-height="false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</style:style>
    <style:style style:name="P8" style:family="paragraph" style:parent-style-name="Standard">
      <style:paragraph-properties fo:line-height="115%" fo:text-align="center" style:justify-single-word="false"/>
      <style:text-properties officeooo:paragraph-rsid="000ac91c"/>
    </style:style>
    <style:style style:name="P9" style:family="paragraph" style:parent-style-name="Standard">
      <style:paragraph-properties fo:line-height="115%" fo:text-align="center" style:justify-single-word="false"/>
      <style:text-properties officeooo:paragraph-rsid="000d72a7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2" style:family="paragraph" style:parent-style-name="Обычный_20__28_Интернет_29_">
      <style:paragraph-properties fo:margin-left="0in" fo:margin-right="0in" fo:line-height="150%" fo:text-indent="0.4917in" style:auto-text-indent="false"/>
    </style:style>
    <style:style style:name="P13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</style:style>
    <style:style style:name="P14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style:font-size-asian="14pt" style:font-size-complex="14pt"/>
    </style:style>
    <style:style style:name="P16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style:font-size-asian="14pt"/>
    </style:style>
    <style:style style:name="P17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fo:language="en" fo:country="US" style:font-size-asian="14pt" style:font-size-complex="14pt"/>
    </style:style>
    <style:style style:name="P18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19" style:family="paragraph" style:parent-style-name="Обычный_20__28_Интернет_29_">
      <style:paragraph-properties fo:margin-left="0in" fo:margin-right="0in" fo:margin-top="0in" fo:margin-bottom="0in" loext:contextual-spacing="false" fo:line-height="115%" fo:text-align="justify" style:justify-single-word="false" fo:text-indent="0.4917in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in" fo:margin-right="0in" fo:line-height="115%" fo:text-indent="0.2917in" style:auto-text-indent="false"/>
    </style:style>
    <style:style style:name="P21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style:font-size-asian="14pt"/>
    </style:style>
    <style:style style:name="P22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</style:style>
    <style:style style:name="P23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officeooo:paragraph-rsid="000c45a9"/>
    </style:style>
    <style:style style:name="P24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0ac91c" style:font-size-asian="14pt" style:font-size-complex="14pt"/>
    </style:style>
    <style:style style:name="T10" style:family="text">
      <style:text-properties fo:font-size="14pt" officeooo:rsid="000d72a7" style:font-size-asian="14pt" style:font-size-complex="14pt"/>
    </style:style>
    <style:style style:name="T11" style:family="text">
      <style:text-properties fo:font-size="14pt" officeooo:rsid="001127de" style:font-size-asian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fo:font-weight="bold" style:font-size-asian="14pt" style:font-weight-asian="bold" style:font-size-complex="14pt"/>
    </style:style>
    <style:style style:name="T14" style:family="text">
      <style:text-properties fo:font-size="14pt" fo:language="en" fo:country="US" fo:font-weight="bold" officeooo:rsid="000d72a7" style:font-size-asian="14pt" style:font-weight-asian="bold" style:font-weight-complex="bold"/>
    </style:style>
    <style:style style:name="T15" style:family="text">
      <style:text-properties fo:font-size="14pt" fo:font-style="italic" fo:font-weight="bold" style:font-size-asian="14pt" style:font-style-asian="italic" style:font-weight-asian="bold"/>
    </style:style>
    <style:style style:name="T16" style:family="text">
      <style:text-properties fo:font-size="14pt" fo:language="ru" fo:country="RU" fo:font-weight="bold" officeooo:rsid="000d72a7" style:font-size-asian="14pt" style:font-weight-asian="bold" style:font-weight-complex="bold"/>
    </style:style>
    <style:style style:name="T17" style:family="text">
      <style:text-properties fo:color="#ff0000" fo:font-size="14pt" fo:font-weight="bold" style:font-size-asian="14pt" style:font-weight-asian="bold" style:font-size-complex="14pt"/>
    </style:style>
    <style:style style:name="T18" style:family="text">
      <style:text-properties fo:font-weight="bold" style:font-weight-asian="bold"/>
    </style:style>
    <style:style style:name="T19" style:family="text">
      <style:text-properties fo:color="#000000" style:font-name="Courier New" fo:font-size="11pt" fo:language="en" fo:country="US" fo:font-style="italic" fo:font-weight="bold" style:font-size-asian="11pt" style:font-style-asian="italic" style:font-weight-asian="bold" style:font-name-complex="Consolas" style:font-size-complex="11pt"/>
    </style:style>
    <style:style style:name="T20" style:family="text">
      <style:text-properties fo:color="#000000" style:font-name="Courier New" fo:font-size="11pt" fo:language="en" fo:country="US" style:font-size-asian="11pt" style:font-name-complex="Consolas" style:font-size-complex="11pt"/>
    </style:style>
    <style:style style:name="T21" style:family="text">
      <style:text-properties style:font-name="Times New Roman" fo:font-size="14pt" officeooo:rsid="000ac91c" style:font-name-asian="Times New Roman" style:font-size-asian="14pt" style:language-asian="ru" style:country-asian="RU" style:font-name-complex="Times New Roman" style:font-size-complex="14pt"/>
    </style:style>
    <style:style style:name="T22" style:family="text">
      <style:text-properties style:font-name="Times New Roman" fo:font-size="14pt" officeooo:rsid="000d72a7" style:font-name-asian="Times New Roman" style:font-size-asian="14pt" style:language-asian="ru" style:country-asian="RU" style:font-name-complex="Times New Roman" style:font-size-complex="14pt"/>
    </style:style>
    <style:style style:name="T23" style:family="text">
      <style:text-properties style:font-name="Times New Roman" fo:font-size="14pt" officeooo:rsid="000d72a7" style:font-name-asian="Times New Roman" style:font-size-asian="14pt" style:language-asian="ru" style:country-asian="RU" style:font-name-complex="Times New Roman" style:font-size-complex="12pt"/>
    </style:style>
    <style:style style:name="T24" style:family="text">
      <style:text-properties style:font-name="Times New Roman" fo:font-size="14pt" fo:font-weight="bold" officeooo:rsid="000d72a7" style:font-name-asian="Times New Roman" style:font-size-asian="14pt" style:language-asian="ru" style:country-asian="RU" style:font-weight-asian="bold" style:font-name-complex="Times New Roman" style:font-size-complex="14pt"/>
    </style:style>
    <style:style style:name="T25" style:family="text">
      <style:text-properties style:font-name="Times New Roman" fo:font-size="14pt" fo:language="en" fo:country="US" fo:font-weight="bold" officeooo:rsid="000d72a7" style:font-name-asian="Times New Roman" style:font-size-asian="14pt" style:language-asian="ru" style:country-asian="RU" style:font-weight-asian="bold" style:font-name-complex="Times New Roman" style:font-size-complex="14pt"/>
    </style:style>
    <style:style style:name="T26" style:family="text">
      <style:text-properties style:font-name="Times New Roman" fo:font-size="14pt" fo:language="en" fo:country="US" fo:font-style="italic" fo:font-weight="bold" officeooo:rsid="000d72a7" style:font-name-asian="Times New Roman" style:font-size-asian="14pt" style:language-asian="ru" style:country-asian="RU" style:font-style-asian="italic" style:font-weight-asian="bold" style:font-name-complex="Times New Roman" style:font-size-complex="12pt"/>
    </style:style>
    <style:style style:name="T27" style:family="text">
      <style:text-properties style:font-name="Times New Roman" fo:font-size="14pt" fo:language="ru" fo:country="RU" fo:font-style="italic" fo:font-weight="bold" officeooo:rsid="000b64d6" style:font-name-asian="Times New Roman" style:font-size-asian="14pt" style:language-asian="ru" style:country-asian="RU" style:font-style-asian="italic" style:font-weight-asian="bold" style:font-name-complex="Times New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17"> </text:span></text:span><text:span text:style-name="Основной_20_шрифт_20_абзаца"><text:span text:style-name="T4">№5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18">Разработка собственного прерывания.<text:line-break/></text:span></text:span></text:h>
      <text:p text:style-name="P4"/>
      <text:p text:style-name="P4"/>
      <text:p text:style-name="P4"/>
      <text:p text:style-name="P4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21">Б</text:span></text:span><text:span text:style-name="Основной_20_шрифт_20_абзаца"><text:span text:style-name="T22">очаров</text:span></text:span><text:span text:style-name="Основной_20_шрифт_20_абзаца"><text:span text:style-name="T9"> Г.</text:span></text:span><text:span text:style-name="Основной_20_шрифт_20_абзаца"><text:span text:style-name="T10">С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10"><text:span text:style-name="Основной_20_шрифт_20_абзаца"><text:span text:style-name="T7">Ефремов М</text:span></text:span><text:span text:style-name="Основной_20_шрифт_20_абзаца"><text:span text:style-name="T12">.</text:span></text:span><text:span text:style-name="Основной_20_шрифт_20_абзаца"><text:span text:style-name="T7">А</text:span></text:span><text:span text:style-name="Основной_20_шрифт_20_абзаца"><text:span text:style-name="T12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8">Санкт-Петербург</text:span></text:span></text:p>
      <text:p text:style-name="P1"><text:span text:style-name="Основной_20_шрифт_20_абзаца"><text:span text:style-name="T8">2020</text:span></text:span></text:p>
      <text:p text:style-name="P12"><text:soft-page-break/><text:span text:style-name="Основной_20_шрифт_20_абзаца"><text:span text:style-name="T3">Цель работы.</text:span></text:span></text:p>
      <text:p text:style-name="P19">Изучить команды для работы с прерываниями в ассемблере, написать собственное прерывание.</text:p>
      <text:p text:style-name="P14">Теоретические сведения:</text:p>
      <text:p text:style-name="P15">Прерывание - это процесс вызова процедур для выполнения некоторой задачи, обычно связанной с обслуживанием некоторых устройств (обработка сигнала таймера, нажатия клавиши и т.д.). Когда возникает прерывание, процессор прекращает выполнение текущей программы (если ее приоритет ниже) и запоминает в стеке вместе с регистром флагов адрес возврата(CS:IP) - места, с которого будет продолжена прерванная программа.</text:p>
      <text:p text:style-name="P15">Затем в CS:IP загружается адрес программы обработки прерывания и ей передается управление. Адреса 256 программ обработки прерываний, так называемые векторы прерывания, имеют длину по 4 байта (в первых двух хранится значение IP , во вторых - CS) и хранятся в младших 1024 байтах памяти. Программа обработки прерывания должна заканчиваться инструкцией IRET (возврат из прерывания), по которой из стека восстанавливается адрес возврата и регистр флагов.</text:p>
      <text:p text:style-name="P15">Программа обработки прерывания - это отдельная процедура, имеющая структуру:</text:p>
      <text:p text:style-name="P15">SUBR_INT PROC FAR</text:p>
      <text:p text:style-name="P15"><text:s/>PUSH AX ; сохранение изменяемых регистров</text:p>
      <text:p text:style-name="P15"><text:s/>&lt;действия по обработке прерывания&gt;</text:p>
      <text:p text:style-name="P15"><text:soft-page-break/><text:s/>POP AX ; восстановление регистров</text:p>
      <text:p text:style-name="P13"><text:span text:style-name="Основной_20_шрифт_20_абзаца"><text:span text:style-name="T7"><text:s/></text:span></text:span><text:span text:style-name="Основной_20_шрифт_20_абзаца"><text:span text:style-name="T12">...</text:span></text:span></text:p>
      <text:p text:style-name="P17"><text:s/>MOV AL, 20H</text:p>
      <text:p text:style-name="P17"><text:s/>OUT 20H,AL</text:p>
      <text:p text:style-name="P13"><text:span text:style-name="Основной_20_шрифт_20_абзаца"><text:span text:style-name="T12"><text:s/></text:span></text:span><text:span text:style-name="Основной_20_шрифт_20_абзаца"><text:span text:style-name="T7">IRET</text:span></text:span></text:p>
      <text:p text:style-name="P15">SUBR_INT ENDP</text:p>
      <text:p text:style-name="P15"><text:s/>Две последние строки обработчика прерывания, указанные перед командой IRET выхода из прерывания, необходимы для разрешения обработки прерываний с более низкими уровнями, чем только что обработанное.</text:p>
      <text:p text:style-name="P15"><text:s/>Замечание: в лабораторной работе действиями по обработке прерывания может быть вывод на экран некоторого текста, вставка цикла задержки в вывод сообщения или включение звукового сигнала.</text:p>
      <text:p text:style-name="P15">Программа, использующая новые программы обработки прерываний при своем завершении должна восстанавливать оригинальные векторы прерываний. Функция 35 прерывания 21H возвращает текущее значение вектора прерывания, помещая значение сегмента в ES, а смещение в BX. В соответствии с этим, программа должна содержать следующие инструкции:</text:p>
      <text:p text:style-name="P15">; -- в сегменте данных</text:p>
      <text:p text:style-name="P15"><text:soft-page-break/><text:s/>KEEP_CS DW 0 ; для хранения сегмента</text:p>
      <text:p text:style-name="P15"><text:s/>KEEP_IP DW 0 ; и смещения вектора прерывания</text:p>
      <text:p text:style-name="P15">; -- в начале программы</text:p>
      <text:p text:style-name="P15"><text:s/>MOV AH, 35H ; функция получения вектора</text:p>
      <text:p text:style-name="P15"><text:s/>MOV AL, 1CH ; номер вектора</text:p>
      <text:p text:style-name="P15"><text:s/>INT 21H</text:p>
      <text:p text:style-name="P15"><text:s/>MOV KEEP_IP, BX ; запоминание смещения</text:p>
      <text:p text:style-name="P15"><text:s/>MOV KEEP_CS, ES ; и сегмента вектора прерывания</text:p>
      <text:p text:style-name="P15"/>
      <text:p text:style-name="P15"><text:s/>Для установки адреса нового обработчика прерывания в поле векторов прерываний используется функция 25H прерывания 21H, которая помещает заданные адреса сегмента и смещения обработчика в вектор прерывания с заданным номером.</text:p>
      <text:p text:style-name="P15"><text:s/>PUSH DS</text:p>
      <text:p text:style-name="P15"><text:s/>MOV DX, OFFSET ROUT ; смещение для процедуры в DX</text:p>
      <text:p text:style-name="P15"><text:s/>MOV AX, SEG ROUT ; сегмент процедуры</text:p>
      <text:p text:style-name="P15"><text:soft-page-break/><text:s/>MOV DS, AX ; помещаем в DS</text:p>
      <text:p text:style-name="P15"><text:s/>MOV AH, 25H ; функция установки вектора</text:p>
      <text:p text:style-name="P15"><text:s/>MOV AL, 60H ; номер вектора</text:p>
      <text:p text:style-name="P15"><text:s/>INT 21H ; меняем прерывание</text:p>
      <text:p text:style-name="P15"><text:s/>POP DS</text:p>
      <text:p text:style-name="P15">Далее может выполняться вызов нового обработчика прерывания. В конце программы восстанавливается старый вектор прерывания</text:p>
      <text:p text:style-name="P13"><text:span text:style-name="Основной_20_шрифт_20_абзаца"><text:span text:style-name="T7"><text:s/></text:span></text:span><text:span text:style-name="Основной_20_шрифт_20_абзаца"><text:span text:style-name="T12">CLI</text:span></text:span></text:p>
      <text:p text:style-name="P13"><text:span text:style-name="Основной_20_шрифт_20_абзаца"><text:span text:style-name="T12"><text:s/>PUSH DS</text:span></text:span></text:p>
      <text:p text:style-name="P17"><text:s/>MOV DX, KEEP_IP</text:p>
      <text:p text:style-name="P17"><text:s/>MOV AX, KEEP_CS</text:p>
      <text:p text:style-name="P17"><text:s/>MOV DS, AX</text:p>
      <text:p text:style-name="P17"><text:s/>MOV AH, 25H</text:p>
      <text:p text:style-name="P17"><text:s/>MOV AL, 1CH</text:p>
      <text:p text:style-name="P13"><text:span text:style-name="Основной_20_шрифт_20_абзаца"><text:span text:style-name="T12"><text:s/></text:span></text:span><text:span text:style-name="Основной_20_шрифт_20_абзаца"><text:span text:style-name="T7">INT 21H ; восстанавливаем старый вектор прерывания</text:span></text:span></text:p>
      <text:p text:style-name="P15"><text:soft-page-break/><text:s/>POP DS</text:p>
      <text:p text:style-name="P15"><text:s/>STI</text:p>
      <text:p text:style-name="P14">Задание:</text:p>
      <text:p text:style-name="P13"><text:span text:style-name="T4"><text:s/></text:span><text:span text:style-name="T24">1</text:span><text:span text:style-name="T25">B</text:span></text:p>
      <text:p text:style-name="P16">1 - 1Ch - прерывание от часов - генерируется автоматически операционной системой 18 раз в сек; </text:p>
      <text:p text:style-name="P16">В - Выдача звукового сигнала; </text:p>
      <text:p text:style-name="P14">Ход работы:</text:p>
      <text:p text:style-name="P15">При разработке программы были использованы следующие команды:</text:p>
      <text:p text:style-name="P13"><text:span text:style-name="Основной_20_шрифт_20_абзаца"><text:span text:style-name="T7">Инструкция </text:span></text:span><text:span text:style-name="Основной_20_шрифт_20_абзаца"><text:span text:style-name="T12">OUT</text:span></text:span><text:span text:style-name="Основной_20_шрифт_20_абзаца"><text:span text:style-name="T7"> выводит данные из регистра </text:span></text:span><text:span text:style-name="Основной_20_шрифт_20_абзаца"><text:span text:style-name="T12">AL</text:span></text:span><text:span text:style-name="Основной_20_шрифт_20_абзаца"><text:span text:style-name="T7"> или </text:span></text:span><text:span text:style-name="Основной_20_шрифт_20_абзаца"><text:span text:style-name="T12">AX</text:span></text:span><text:span text:style-name="Основной_20_шрифт_20_абзаца"><text:span text:style-name="T7"> (ИСТОЧНИК) в порт ввода-вывода. </text:span></text:span><text:span text:style-name="Основной_20_шрифт_20_абзаца"><text:span text:style-name="T12">Номер порта должен быть указан в ПРИЁМНИКЕ. </text:span></text:span></text:p>
      <text:p text:style-name="P18"/>
      <text:p text:style-name="P20"><text:span text:style-name="Основной_20_шрифт_20_абзаца"><text:span text:style-name="T13"><text:s text:c="4"/></text:span></text:span><text:span text:style-name="Основной_20_шрифт_20_абзаца"><text:span text:style-name="T4">Выводы.</text:span></text:span></text:p>
      <text:p text:style-name="P22"><text:span text:style-name="T6">В результате выполнения лабораторной работы был разработан код, </text:span><text:span text:style-name="T11">обрабатывающий</text:span><text:span text:style-name="T6"> прерывание. </text:span><text:span text:style-name="T23">Освоена работа с динамиком и таймером.</text:span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/><text:tab/><text:span text:style-name="Основной_20_шрифт_20_абзаца"><text:span text:style-name="T5">Приложение </text:span></text:span><text:span text:style-name="Основной_20_шрифт_20_абзаца"><text:span text:style-name="T14">A</text:span></text:span><text:span text:style-name="Основной_20_шрифт_20_абзаца"><text:span text:style-name="T5">.</text:span></text:span></text:p>
      <text:p text:style-name="P9"><text:span text:style-name="Основной_20_шрифт_20_абзаца"><text:span text:style-name="T16">Исходный код программы</text:span></text:span></text:p>
      <text:p text:style-name="P23"><text:span text:style-name="Основной_20_шрифт_20_абзаца"><text:span text:style-name="T15">Текст файла </text:span></text:span><text:span text:style-name="Основной_20_шрифт_20_абзаца"><text:span text:style-name="T27">2</text:span></text:span><text:span text:style-name="Основной_20_шрифт_20_абзаца"><text:span text:style-name="T15">.</text:span></text:span><text:span text:style-name="Основной_20_шрифт_20_абзаца"><text:span text:style-name="T26">ASM</text:span></text:span></text:p>
      <text:p text:style-name="P23"><text:span text:style-name="Основной_20_шрифт_20_абзаца"><text:span text:style-name="T19"/></text:span></text:p>
      <text:p text:style-name="P23"><text:span text:style-name="Основной_20_шрифт_20_абзаца"><text:span text:style-name="T20">stack segment stack</text:span></text:span></text:p>
      <text:p text:style-name="P23"><text:span text:style-name="Основной_20_шрифт_20_абзаца"><text:span text:style-name="T20"><text:tab/>dw 6 dup(?)</text:span></text:span></text:p>
      <text:p text:style-name="P23"><text:span text:style-name="Основной_20_шрифт_20_абзаца"><text:span text:style-name="T20">stack ends</text:span></text:span></text:p>
      <text:p text:style-name="P23"><text:span text:style-name="Основной_20_шрифт_20_абзаца"><text:span text:style-name="T20">data segment</text:span></text:span></text:p>
      <text:p text:style-name="P23"><text:span text:style-name="Основной_20_шрифт_20_абзаца"><text:span text:style-name="T20"><text:tab/>keep_seg dw 0</text:span></text:span></text:p>
      <text:p text:style-name="P23"><text:span text:style-name="Основной_20_шрифт_20_абзаца"><text:span text:style-name="T20"><text:tab/>keep_offset dw 0</text:span></text:span></text:p>
      <text:p text:style-name="P23"><text:span text:style-name="Основной_20_шрифт_20_абзаца"><text:span text:style-name="T20">data ends</text:span></text:span></text:p>
      <text:p text:style-name="P23"><text:span text:style-name="Основной_20_шрифт_20_абзаца"><text:span text:style-name="T20"/></text:span></text:p>
      <text:p text:style-name="P23"><text:span text:style-name="Основной_20_шрифт_20_абзаца"><text:span text:style-name="T20">code segment</text:span></text:span></text:p>
      <text:p text:style-name="P23"><text:span text:style-name="Основной_20_шрифт_20_абзаца"><text:span text:style-name="T20"><text:tab/>assume ds:data, cs:code, ss:stack</text:span></text:span></text:p>
      <text:p text:style-name="P23"><text:span text:style-name="Основной_20_шрифт_20_абзаца"><text:span text:style-name="T20"><text:tab/></text:span></text:span></text:p>
      <text:p text:style-name="P23"><text:span text:style-name="Основной_20_шрифт_20_абзаца"><text:span text:style-name="T20"><text:tab/>interrupt proc far</text:span></text:span></text:p>
      <text:p text:style-name="P23"><text:span text:style-name="Основной_20_шрифт_20_абзаца"><text:span text:style-name="T20"><text:s/>push ax</text:span></text:span></text:p>
      <text:p text:style-name="P23"><text:span text:style-name="Основной_20_шрифт_20_абзаца"><text:span text:style-name="T20"><text:s/>push cx</text:span></text:span></text:p>
      <text:p text:style-name="P23"><text:span text:style-name="Основной_20_шрифт_20_абзаца"><text:span text:style-name="T20"><text:s text:c="5"/></text:span></text:span></text:p>
      <text:p text:style-name="P23"><text:span text:style-name="Основной_20_шрифт_20_абзаца"><text:span text:style-name="T20"/></text:span></text:p>
      <text:p text:style-name="P23"><text:span text:style-name="Основной_20_шрифт_20_абзаца"><text:span text:style-name="T20"><text:s text:c="2"/>IN <text:s text:c="2"/>AL, <text:s/>61h <text:s text:c="5"/></text:span></text:span></text:p>
      <text:p text:style-name="P23"><text:span text:style-name="Основной_20_шрифт_20_абзаца"><text:span text:style-name="T20"><text:s text:c="2"/>PUSH AX <text:s text:c="11"/></text:span></text:span></text:p>
      <text:p text:style-name="P23"><text:span text:style-name="Основной_20_шрифт_20_абзаца"><text:span text:style-name="T20"><text:s text:c="2"/>OR <text:s text:c="2"/>AL, <text:s/>00000011b </text:span></text:span></text:p>
      <text:p text:style-name="P23"><text:span text:style-name="Основной_20_шрифт_20_абзаца"><text:span text:style-name="T20"><text:s text:c="2"/>OUT <text:s/>61h, AL <text:s text:c="6"/></text:span></text:span></text:p>
      <text:p text:style-name="P23"><text:span text:style-name="Основной_20_шрифт_20_абзаца"><text:span text:style-name="T20"><text:s text:c="2"/>MOV <text:s/>AL, <text:s/>90 <text:s text:c="7"/></text:span></text:span></text:p>
      <text:p text:style-name="P23"><text:span text:style-name="Основной_20_шрифт_20_абзаца"><text:span text:style-name="T20"><text:s text:c="2"/>OUT <text:s/>42h, AL <text:s text:c="2"/><text:tab/> <text:s text:c="13"/></text:span></text:span></text:p>
      <text:p text:style-name="P23"><text:span text:style-name="Основной_20_шрифт_20_абзаца"><text:span text:style-name="T20"><text:tab/> <text:s text:c="11"/></text:span></text:span></text:p>
      <text:p text:style-name="P23"><text:span text:style-name="Основной_20_шрифт_20_абзаца"><text:span text:style-name="T20"><text:s text:c="2"/>MOV <text:s/>CX, <text:s/>1000 <text:s text:c="4"/></text:span></text:span></text:p>
      <text:p text:style-name="P23"><text:span text:style-name="Основной_20_шрифт_20_абзаца"><text:span text:style-name="T20"/></text:span></text:p>
      <text:p text:style-name="P23"><text:span text:style-name="Основной_20_шрифт_20_абзаца"><text:span text:style-name="T20"/></text:span></text:p>
      <text:p text:style-name="P23"><text:span text:style-name="Основной_20_шрифт_20_абзаца"><text:span text:style-name="T20">Zvuk: <text:s text:c="12"/><text:tab/> <text:s/></text:span></text:span></text:p>
      <text:p text:style-name="P23"><text:span text:style-name="Основной_20_шрифт_20_абзаца"><text:span text:style-name="T20"><text:s text:c="2"/>PUSH CX<text:tab/> <text:s text:c="12"/></text:span></text:span></text:p>
      <text:p text:style-name="P23"><text:span text:style-name="Основной_20_шрифт_20_абзаца"><text:span text:style-name="T20"><text:s text:c="2"/>MOV <text:s/>CX, <text:s/>150</text:span></text:span></text:p>
      <text:p text:style-name="P23"><text:span text:style-name="Основной_20_шрифт_20_абзаца"><text:span text:style-name="T20"><text:s text:c="2"/>Cicle:</text:span></text:span></text:p>
      <text:p text:style-name="P23"><text:soft-page-break/><text:span text:style-name="Основной_20_шрифт_20_абзаца"><text:span text:style-name="T20"><text:s text:c="5"/>LOOP Cicle</text:span></text:span></text:p>
      <text:p text:style-name="P23"><text:span text:style-name="Основной_20_шрифт_20_абзаца"><text:span text:style-name="T20"><text:s text:c="2"/>POP <text:s/>CX</text:span></text:span></text:p>
      <text:p text:style-name="P23"><text:span text:style-name="Основной_20_шрифт_20_абзаца"><text:span text:style-name="T20"><text:s text:c="2"/>LOOP Zvuk</text:span></text:span></text:p>
      <text:p text:style-name="P23"><text:span text:style-name="Основной_20_шрифт_20_абзаца"><text:span text:style-name="T20"/></text:span></text:p>
      <text:p text:style-name="P23"><text:span text:style-name="Основной_20_шрифт_20_абзаца"><text:span text:style-name="T20"><text:s text:c="2"/>POP <text:s/>AX <text:s text:c="12"/>;</text:span></text:span></text:p>
      <text:p text:style-name="P23"><text:span text:style-name="Основной_20_шрифт_20_абзаца"><text:span text:style-name="T20"/></text:span></text:p>
      <text:p text:style-name="P23"><text:span text:style-name="Основной_20_шрифт_20_абзаца"><text:span text:style-name="T20"><text:s text:c="2"/>AND <text:s/>AL, <text:s/>11111100b ;</text:span></text:span></text:p>
      <text:p text:style-name="P23"><text:span text:style-name="Основной_20_шрифт_20_абзаца"><text:span text:style-name="T20"><text:s text:c="2"/>OUT <text:s/>61h, AL</text:span></text:span></text:p>
      <text:p text:style-name="P23"><text:span text:style-name="Основной_20_шрифт_20_абзаца"><text:span text:style-name="T20">pop cx</text:span></text:span></text:p>
      <text:p text:style-name="P23"><text:span text:style-name="Основной_20_шрифт_20_абзаца"><text:span text:style-name="T20">pop ax</text:span></text:span></text:p>
      <text:p text:style-name="P23"><text:span text:style-name="Основной_20_шрифт_20_абзаца"><text:span text:style-name="T20">mov al, 20h</text:span></text:span></text:p>
      <text:p text:style-name="P23"><text:span text:style-name="Основной_20_шрифт_20_абзаца"><text:span text:style-name="T20">out 20h, al</text:span></text:span></text:p>
      <text:p text:style-name="P23"><text:span text:style-name="Основной_20_шрифт_20_абзаца"><text:span text:style-name="T20"><text:tab/><text:tab/></text:span></text:span></text:p>
      <text:p text:style-name="P23"><text:span text:style-name="Основной_20_шрифт_20_абзаца"><text:span text:style-name="T20">iret</text:span></text:span></text:p>
      <text:p text:style-name="P23"><text:span text:style-name="Основной_20_шрифт_20_абзаца"><text:span text:style-name="T20"><text:tab/>interrupt endp</text:span></text:span></text:p>
      <text:p text:style-name="P23"><text:span text:style-name="Основной_20_шрифт_20_абзаца"><text:span text:style-name="T20"><text:tab/></text:span></text:span></text:p>
      <text:p text:style-name="P23"><text:span text:style-name="Основной_20_шрифт_20_абзаца"><text:span text:style-name="T20"><text:tab/></text:span></text:span></text:p>
      <text:p text:style-name="P23"><text:span text:style-name="Основной_20_шрифт_20_абзаца"><text:span text:style-name="T20"><text:tab/>main proc far</text:span></text:span></text:p>
      <text:p text:style-name="P23"><text:span text:style-name="Основной_20_шрифт_20_абзаца"><text:span text:style-name="T20"><text:tab/><text:tab/>push ds</text:span></text:span></text:p>
      <text:p text:style-name="P23"><text:span text:style-name="Основной_20_шрифт_20_абзаца"><text:span text:style-name="T20"><text:tab/><text:tab/>sub ax, ax</text:span></text:span></text:p>
      <text:p text:style-name="P23"><text:span text:style-name="Основной_20_шрифт_20_абзаца"><text:span text:style-name="T20"><text:tab/><text:tab/>push ax</text:span></text:span></text:p>
      <text:p text:style-name="P23"><text:span text:style-name="Основной_20_шрифт_20_абзаца"><text:span text:style-name="T20"><text:tab/><text:tab/></text:span></text:span></text:p>
      <text:p text:style-name="P23"><text:span text:style-name="Основной_20_шрифт_20_абзаца"><text:span text:style-name="T20"><text:tab/><text:tab/>mov ax, data</text:span></text:span></text:p>
      <text:p text:style-name="P23"><text:span text:style-name="Основной_20_шрифт_20_абзаца"><text:span text:style-name="T20"><text:tab/><text:tab/>mov ds, ax</text:span></text:span></text:p>
      <text:p text:style-name="P23"><text:span text:style-name="Основной_20_шрифт_20_абзаца"><text:span text:style-name="T20"><text:tab/><text:tab/></text:span></text:span></text:p>
      <text:p text:style-name="P23"><text:span text:style-name="Основной_20_шрифт_20_абзаца"><text:span text:style-name="T20"><text:tab/><text:tab/></text:span></text:span></text:p>
      <text:p text:style-name="P23"><text:span text:style-name="Основной_20_шрифт_20_абзаца"><text:span text:style-name="T20"><text:tab/><text:tab/>mov ax, 351ch</text:span></text:span></text:p>
      <text:p text:style-name="P23"><text:span text:style-name="Основной_20_шрифт_20_абзаца"><text:span text:style-name="T20"><text:tab/><text:tab/>int 21h</text:span></text:span></text:p>
      <text:p text:style-name="P23"><text:span text:style-name="Основной_20_шрифт_20_абзаца"><text:span text:style-name="T20"><text:tab/><text:tab/></text:span></text:span></text:p>
      <text:p text:style-name="P23"><text:span text:style-name="Основной_20_шрифт_20_абзаца"><text:span text:style-name="T20"><text:tab/><text:tab/>mov keep_offset, bx</text:span></text:span></text:p>
      <text:p text:style-name="P23"><text:span text:style-name="Основной_20_шрифт_20_абзаца"><text:span text:style-name="T20"><text:tab/><text:tab/>mov keep_seg, es</text:span></text:span></text:p>
      <text:p text:style-name="P23"><text:span text:style-name="Основной_20_шрифт_20_абзаца"><text:span text:style-name="T20"><text:tab/><text:tab/>cli</text:span></text:span></text:p>
      <text:p text:style-name="P23"><text:span text:style-name="Основной_20_шрифт_20_абзаца"><text:span text:style-name="T20"><text:tab/><text:tab/>push ds</text:span></text:span></text:p>
      <text:p text:style-name="P23"><text:span text:style-name="Основной_20_шрифт_20_абзаца"><text:span text:style-name="T20"><text:tab/><text:tab/>mov dx, offset interrupt</text:span></text:span></text:p>
      <text:p text:style-name="P23"><text:span text:style-name="Основной_20_шрифт_20_абзаца"><text:span text:style-name="T20"><text:tab/><text:tab/>mov ax, seg interrupt</text:span></text:span></text:p>
      <text:p text:style-name="P23"><text:span text:style-name="Основной_20_шрифт_20_абзаца"><text:span text:style-name="T20"><text:tab/><text:tab/>mov ds, ax</text:span></text:span></text:p>
      <text:p text:style-name="P23"><text:span text:style-name="Основной_20_шрифт_20_абзаца"><text:span text:style-name="T20"><text:tab/><text:tab/></text:span></text:span></text:p>
      <text:p text:style-name="P23"><text:span text:style-name="Основной_20_шрифт_20_абзаца"><text:span text:style-name="T20"><text:tab/><text:tab/>mov ax, 251ch</text:span></text:span></text:p>
      <text:p text:style-name="P23"><text:span text:style-name="Основной_20_шрифт_20_абзаца"><text:span text:style-name="T20"><text:tab/><text:tab/>int 21h</text:span></text:span></text:p>
      <text:p text:style-name="P23"><text:span text:style-name="Основной_20_шрифт_20_абзаца"><text:span text:style-name="T20"><text:tab/><text:tab/></text:span></text:span></text:p>
      <text:p text:style-name="P23"><text:span text:style-name="Основной_20_шрифт_20_абзаца"><text:span text:style-name="T20"><text:tab/><text:tab/>pop ds</text:span></text:span></text:p>
      <text:p text:style-name="P23"><text:span text:style-name="Основной_20_шрифт_20_абзаца"><text:span text:style-name="T20"><text:tab/><text:tab/>sti</text:span></text:span></text:p>
      <text:p text:style-name="P23"><text:span text:style-name="Основной_20_шрифт_20_абзаца"><text:span text:style-name="T20"/></text:span></text:p>
      <text:p text:style-name="P23"><text:span text:style-name="Основной_20_шрифт_20_абзаца"><text:span text:style-name="T20"/></text:span></text:p>
      <text:p text:style-name="P23"><text:span text:style-name="Основной_20_шрифт_20_абзаца"><text:span text:style-name="T20"/></text:span></text:p>
      <text:p text:style-name="P23"><text:span text:style-name="Основной_20_шрифт_20_абзаца"><text:span text:style-name="T20"><text:s text:c="11"/>looper:</text:span></text:span></text:p>
      <text:p text:style-name="P23"><text:span text:style-name="Основной_20_шрифт_20_абзаца"><text:span text:style-name="T20"><text:tab/><text:tab/></text:span></text:span></text:p>
      <text:p text:style-name="P23"><text:span text:style-name="Основной_20_шрифт_20_абзаца"><text:span text:style-name="T20"><text:tab/><text:tab/>mov ah, 1h</text:span></text:span></text:p>
      <text:p text:style-name="P23"><text:span text:style-name="Основной_20_шрифт_20_абзаца"><text:span text:style-name="T20"><text:tab/><text:tab/>int 21h</text:span></text:span></text:p>
      <text:p text:style-name="P23"><text:span text:style-name="Основной_20_шрифт_20_абзаца"><text:span text:style-name="T20"><text:tab/><text:tab/>cmp al, '1'</text:span></text:span></text:p>
      <text:p text:style-name="P23"><text:span text:style-name="Основной_20_шрифт_20_абзаца"><text:span text:style-name="T20"><text:tab/><text:tab/>je next</text:span></text:span></text:p>
      <text:p text:style-name="P23"><text:soft-page-break/><text:span text:style-name="Основной_20_шрифт_20_абзаца"><text:span text:style-name="T20"><text:tab/><text:tab/>jmp looper</text:span></text:span></text:p>
      <text:p text:style-name="P23"><text:span text:style-name="Основной_20_шрифт_20_абзаца"><text:span text:style-name="T20"><text:tab/><text:tab/></text:span></text:span></text:p>
      <text:p text:style-name="P23"><text:span text:style-name="Основной_20_шрифт_20_абзаца"><text:span text:style-name="T20"><text:tab/><text:tab/>next:</text:span></text:span></text:p>
      <text:p text:style-name="P23"><text:span text:style-name="Основной_20_шрифт_20_абзаца"><text:span text:style-name="T20"/></text:span></text:p>
      <text:p text:style-name="P23"><text:span text:style-name="Основной_20_шрифт_20_абзаца"><text:span text:style-name="T20"/></text:span></text:p>
      <text:p text:style-name="P23"><text:span text:style-name="Основной_20_шрифт_20_абзаца"><text:span text:style-name="T20"><text:tab/><text:tab/>cli</text:span></text:span></text:p>
      <text:p text:style-name="P23"><text:span text:style-name="Основной_20_шрифт_20_абзаца"><text:span text:style-name="T20"><text:tab/><text:tab/>push ds</text:span></text:span></text:p>
      <text:p text:style-name="P23"><text:span text:style-name="Основной_20_шрифт_20_абзаца"><text:span text:style-name="T20"><text:tab/><text:tab/></text:span></text:span></text:p>
      <text:p text:style-name="P23"><text:span text:style-name="Основной_20_шрифт_20_абзаца"><text:span text:style-name="T20"><text:tab/><text:tab/>mov dx, keep_offset</text:span></text:span></text:p>
      <text:p text:style-name="P23"><text:span text:style-name="Основной_20_шрифт_20_абзаца"><text:span text:style-name="T20"><text:tab/><text:tab/>mov ax, keep_seg</text:span></text:span></text:p>
      <text:p text:style-name="P23"><text:span text:style-name="Основной_20_шрифт_20_абзаца"><text:span text:style-name="T20"><text:tab/><text:tab/>mov ds, ax</text:span></text:span></text:p>
      <text:p text:style-name="P23"><text:span text:style-name="Основной_20_шрифт_20_абзаца"><text:span text:style-name="T20"><text:tab/><text:tab/></text:span></text:span></text:p>
      <text:p text:style-name="P23"><text:span text:style-name="Основной_20_шрифт_20_абзаца"><text:span text:style-name="T20"><text:tab/><text:tab/>mov ah, 25h</text:span></text:span></text:p>
      <text:p text:style-name="P23"><text:span text:style-name="Основной_20_шрифт_20_абзаца"><text:span text:style-name="T20"><text:tab/><text:tab/>mov al, 1ch</text:span></text:span></text:p>
      <text:p text:style-name="P23"><text:span text:style-name="Основной_20_шрифт_20_абзаца"><text:span text:style-name="T20"><text:tab/><text:tab/>int 21h</text:span></text:span></text:p>
      <text:p text:style-name="P23"><text:span text:style-name="Основной_20_шрифт_20_абзаца"><text:span text:style-name="T20"><text:tab/><text:tab/></text:span></text:span></text:p>
      <text:p text:style-name="P23"><text:span text:style-name="Основной_20_шрифт_20_абзаца"><text:span text:style-name="T20"><text:tab/><text:tab/>pop ds</text:span></text:span></text:p>
      <text:p text:style-name="P23"><text:span text:style-name="Основной_20_шрифт_20_абзаца"><text:span text:style-name="T20"><text:tab/><text:tab/>sti</text:span></text:span></text:p>
      <text:p text:style-name="P23"><text:span text:style-name="Основной_20_шрифт_20_абзаца"><text:span text:style-name="T20"/></text:span></text:p>
      <text:p text:style-name="P23"><text:span text:style-name="Основной_20_шрифт_20_абзаца"><text:span text:style-name="T20"><text:tab/></text:span></text:span></text:p>
      <text:p text:style-name="P23"><text:span text:style-name="Основной_20_шрифт_20_абзаца"><text:span text:style-name="T20"><text:tab/><text:tab/>ret</text:span></text:span></text:p>
      <text:p text:style-name="P23"><text:span text:style-name="Основной_20_шрифт_20_абзаца"><text:span text:style-name="T20"><text:tab/>main endp</text:span></text:span></text:p>
      <text:p text:style-name="P23"><text:span text:style-name="Основной_20_шрифт_20_абзаца"><text:span text:style-name="T20">code ends</text:span></text:span></text:p>
      <text:p text:style-name="P23"><text:span text:style-name="Основной_20_шрифт_20_абзаца"><text:span text:style-name="T20">end ma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hyphenation-ladder-count="no-limit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fo:hyphenate="true"/>
    </style:style>
    <style:style style:name="Обычный_20__28_Интернет_29_" style:display-name="Обычный (Интернет)" style:family="paragraph" style:parent-style-name="Standard">
      <style:paragraph-properties fo:margin-top="0.1945in" fo:margin-bottom="0.1945in" loext:contextual-spacing="false"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in" fo:margin-bottom="0.111in" loext:contextual-spacing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11in" loext:contextual-spacing="false" fo:hyphenation-ladder-count="no-limit" fo:text-indent="0in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tru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/>
    <meta:initial-creator>Pavel Martinenko</meta:initial-creator>
    <meta:creation-date>2019-09-17T11:31:00Z</meta:creation-date>
    <dc:date>2021-02-19T01:23:39.566666799</dc:date>
    <meta:print-date>2019-09-18T23:43:00Z</meta:print-date>
    <meta:editing-cycles>27</meta:editing-cycles>
    <meta:editing-duration>PT6H23M56S</meta:editing-duration>
    <meta:document-statistic meta:table-count="1" meta:image-count="0" meta:object-count="0" meta:page-count="9" meta:paragraph-count="167" meta:word-count="726" meta:character-count="4860" meta:non-whitespace-character-count="3947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tmp/mozilla_george0/Pya_Son_Hva_lb5.odt/Normal"/>
  </office:meta>
</office:document-meta>
</file>